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eb394"/>
    </style:style>
    <style:style style:name="T1" style:family="text">
      <style:text-properties officeooo:rsid="00048255"/>
    </style:style>
    <style:style style:name="T2" style:family="text">
      <style:text-properties officeooo:rsid="0005c265"/>
    </style:style>
    <style:style style:name="T3" style:family="text">
      <style:text-properties officeooo:rsid="00073259"/>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73259"/>
    </style:style>
    <style:style style:name="T6" style:family="text">
      <style:text-properties officeooo:rsid="00091cb3"/>
    </style:style>
    <style:style style:name="T7" style:family="text">
      <style:text-properties officeooo:rsid="0009dbfc"/>
    </style:style>
    <style:style style:name="T8" style:family="text">
      <style:text-properties officeooo:rsid="000a9625"/>
    </style:style>
    <style:style style:name="T9" style:family="text">
      <style:text-properties officeooo:rsid="000c2bd0"/>
    </style:style>
    <style:style style:name="T10" style:family="text">
      <style:text-properties officeooo:rsid="000de0ec"/>
    </style:style>
    <style:style style:name="T11" style:family="text">
      <style:text-properties fo:font-style="italic" style:font-style-asian="italic" style:font-style-complex="italic"/>
    </style:style>
    <style:style style:name="T12" style:family="text">
      <style:text-properties fo:font-style="italic" officeooo:rsid="0019be81" style:font-style-asian="italic" style:font-style-complex="italic"/>
    </style:style>
    <style:style style:name="T13" style:family="text">
      <style:text-properties officeooo:rsid="002610aa"/>
    </style:style>
    <style:style style:name="T14" style:family="text">
      <style:text-properties officeooo:rsid="00284422"/>
    </style:style>
    <style:style style:name="T15" style:family="text">
      <style:text-properties officeooo:rsid="0019be81"/>
    </style:style>
    <style:style style:name="T16" style:family="text">
      <style:text-properties officeooo:rsid="001ae40a"/>
    </style:style>
    <style:style style:name="T17" style:family="text">
      <style:text-properties officeooo:rsid="00271348"/>
    </style:style>
    <style:style style:name="T18" style:family="text">
      <style:text-properties officeooo:rsid="00271c78"/>
    </style:style>
    <style:style style:name="T19" style:family="text">
      <style:text-properties officeooo:rsid="00222784"/>
    </style:style>
    <style:style style:name="T20" style:family="text">
      <style:text-properties officeooo:rsid="000eb3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500 words</text:p>
      <text:p text:style-name="Text_20_body"/>
      <text:p text:style-name="Text_20_body">Findings from survey on long-term preservation of Digital Humanities projects, and test version of interactive online activity based on these findings you can use to evaluate your project. </text:p>
      <text:p text:style-name="Text_20_body"/>
      <text:p text:style-name="Text_20_body">BG on Endings project</text:p>
      <text:p text:style-name="Text_20_body"/>
      <text:p text:style-name="Text_20_body"><text:span text:style-name="T11">Project Endings</text:span> is a SSHRC funded collaboration which aims to <text:span text:style-name="T13">provide practical solutions to</text:span> issues attendant <text:span text:style-name="T14">on</text:span> ending a project and archiving the digital products of research, including not only data but also interactive applications and web-based publications. <text:span text:style-name="T12">Endings</text:span><text:span text:style-name="T15"> is a collaboration between the Humanities Faculty and the Library, and endeavours to align the aims of faculty researchers producing projects and the archivists who will eventually be responsible for curating their work.</text:span></text:p>
      <text:p text:style-name="Text_20_body">Using both practice-based methods and scholarly research, <text:span text:style-name="T11">Endings</text:span> is already producing <text:span text:style-name="T15">recommended approaches (Holmes 2017; Arneil &amp; Holmes 2017; Holmes &amp; Takeda 2018) and</text:span> <text:span text:style-name="T15">diagnostic </text:span>tools <text:span text:style-name="T15">(Holmes &amp; Takeda 2017)</text:span> that will assist scholars in ensuring that their project will be <text:span text:style-name="T16">completed,</text:span> archivable, functional, and available well in to the future.</text:p>
      <text:p text:style-name="Text_20_body">The Endings project divides digital projects into five primary components: <text:span text:style-name="T11">data</text:span>, <text:span text:style-name="T11">products</text:span>, <text:span text:style-name="T11">processing</text:span>, <text:span text:style-name="T11">documentation</text:span>, and <text:span text:style-name="T11">release management</text:span>. <text:span text:style-name="T17">We aim at longevity primarily for data and products, but believe that this goal requires careful attention to processing, documentation and release management. </text:span>We are developing preservation principles for <text:span text:style-name="T18">of these factors</text:span>, and this presentation <text:span text:style-name="T19">will discuss key components of the principles along with their justification and practicality</text:span>.</text:p>
      <text:p text:style-name="Text_20_body"/>
      <text:p text:style-name="Text_20_body">BG on <text:span text:style-name="T20">s</text:span>urvey</text:p>
      <text:p text:style-name="P1">The project has conducted a survey with 128 project leaders <text:span text:style-name="T20">to discover how those projects dealt with the issues of long-term sustainability for each of the five primary components. [bit more on how we selected participants, came up with questions, etc]</text:span></text:p>
      <text:p text:style-name="P1"/>
      <text:p text:style-name="P1"><text:span text:style-name="T20">This presentation discusses some of the findings and introduces an online page intended to get users to consider the issues of long-term sustainability by taking answering a set of questions which are scored based on the findings of our research. </text:span></text:p>
      <text:p text:style-name="Text_20_body"/>
      <text:p text:style-name="Text_20_body">Selected Findings from survey</text:p>
      <text:p text:style-name="Text_20_body"/>
      <text:p text:style-name="Text_20_body"><text:soft-page-break/>74% of the projects were 10 or fewer years old [Q3] and 57% are still in progress [Q4]</text:p>
      <text:p text:style-name="Text_20_body">Perhaps not coincidentally, 74% reported project data is available online [Q8] <text:span text:style-name="T9">and 73% reported no output failures due to software obsolescence [Q27]</text:span></text:p>
      <text:p text:style-name="Text_20_body"/>
      <text:p text:style-name="Text_20_body">54% did not have long-term preservation plans <text:span text:style-name="T7">[Q16]</text:span>, possibly because 60% do not anticipate their project ending <text:span text:style-name="T7">[Q10]</text:span>; <text:span text:style-name="T6">on the other hand 18% of projects are dormant or abandoned [Q9] similarly 18% of the projects are complete and archived [Q15]</text:span></text:p>
      <text:p text:style-name="Text_20_body"/>
      <text:p text:style-name="Text_20_body">13% of projects started before 2000 [Q3], 0% ended before 2006 [Q4] and 59% had no precise timeline [Q10] which supports the idea these "projects" are long-lasting</text:p>
      <text:p text:style-name="Text_20_body"/>
      <text:p text:style-name="Text_20_body">34% <text:span text:style-name="T8">relied on</text:span> WordPress/Drupal based, <text:span text:style-name="T8">31% on php/SQL based</text:span> and 41% on "other" software <text:span text:style-name="T8">services and libraries</text:span> <text:span text:style-name="T7">[Q18] 54% of projects relied on free, open-source tools and libraries and only 1% relied entirely on proprietary tools and libraries [Q26]</text:span></text:p>
      <text:p text:style-name="Text_20_body">21% reported technological obsolescence had a negative impact [Q14]</text:p>
      <text:p text:style-name="Text_20_body">Lower than we anticipated, possibly explained by % &lt; 10 yrs old, % still in progress</text:p>
      <text:p text:style-name="Text_20_body"/>
      <text:p text:style-name="Text_20_body">64% considered "timelines" in planning projects, but only 32% considered "benchmarks for assessing progress" [Q13] </text:p>
      <text:p text:style-name="Text_20_body"/>
      <text:p text:style-name="Text_20_body">38% said lack of ongoing funding was most important obstacle to long term preservation [Q20] vs 12% who cited "technology choices" – however not clear to what degree costs of preservation depend on technology choices</text:p>
      <text:p text:style-name="Text_20_body"/>
      <text:p text:style-name="Text_20_body"><text:span text:style-name="T9">Regarding use of standard data models, 26% used their own (non-standard one) instead, and 9% didn't knowingly use any standard model</text:span> [Q21] </text:p>
      <text:p text:style-name="Text_20_body"/>
      <text:p text:style-name="Text_20_body">Ongoing maintenance is handled in 42% of cases by the university, 26% by PI (which seems a bit vulnerable) and 19% not at all (which is obviously vulnerable) [Q25]</text:p>
      <text:p text:style-name="Text_20_body"/>
      <text:p text:style-name="Text_20_body">7% reported their technical documentation was extensive, complete and detailed [Q28]</text:p>
      <text:p text:style-name="Text_20_body"/>
      <text:p text:style-name="Text_20_body"><text:soft-page-break/>[<text:span text:style-name="T10">may be tough allocating survey results into o</text:span>ur distinctions of "data", "products" and "processing" , e.g. someone creating a WordPress site]</text:p>
      <text:p text:style-name="Text_20_body"/>
      <text:p text:style-name="Text_20_body">0<text:tab/>Responsibilities <text:span text:style-name="T2">for Management</text:span></text:p>
      <text:p text:style-name="Text_20_body"/>
      <text:p text:style-name="Text_20_body"><text:span text:style-name="T1">1<text:tab/>Data (</text:span><text:span text:style-name="T4">the expression of the source information, knowledge, and expertise of <text:s/>researchers</text:span><text:span text:style-name="T5">)</text:span></text:p>
      <text:p text:style-name="Text_20_body"/>
      <text:p text:style-name="Text_20_body"><text:span text:style-name="T1">2<text:tab/>Products (</text:span><text:span text:style-name="T4">output intended for end-users, </text:span><text:span text:style-name="T5">e.g.</text:span><text:span text:style-name="T4"> websites or print documents</text:span><text:span text:style-name="T5">)</text:span></text:p>
      <text:p text:style-name="Text_20_body"/>
      <text:p text:style-name="Text_20_body"><text:span text:style-name="T1">3<text:tab/>Processing (</text:span><text:span text:style-name="T4">code written </text:span><text:span text:style-name="T5">and/or</text:span><text:span text:style-name="T4"> maintained by project </text:span><text:span text:style-name="T5">to validate data, generate products)</text:span></text:p>
      <text:p text:style-name="Text_20_body"/>
      <text:p text:style-name="Text_20_body">4<text:tab/>Documentation <text:span text:style-name="T3">(technical, administrative, end-user)</text:span></text:p>
      <text:p text:style-name="Text_20_body"/>
      <text:p text:style-name="Text_20_body"><text:span text:style-name="T1">5<text:tab/>Release Management (planned release of </text:span><text:span text:style-name="T4">coherent, consistent and complete </text:span><text:span text:style-name="T5">public </text:span><text:span text:style-name="T3">products)</text:span></text:p>
      <text:p text:style-name="Text_20_body"/>
      <text:p text:style-name="Text_20_body"/>
      <text:p text:style-name="Text_20_body">We are currently processing interviews with a number of survey participants. The presentation will include examples from the interviewees to enrich the survey findings. </text:p>
      <text:p text:style-name="Text_20_body"/>
      <text:p text:style-name="Text_20_body">We might want to do more detailed comparing results from older projects vs more recent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wart Arneil</meta:initial-creator>
    <meta:creation-date>2018-11-23T09:19:08.960994421</meta:creation-date>
    <dc:date>2018-11-23T14:14:03.814044313</dc:date>
    <dc:creator>Stewart Arneil</dc:creator>
    <meta:editing-duration>PT18M6S</meta:editing-duration>
    <meta:editing-cycles>2</meta:editing-cycles>
    <meta:generator>LibreOffice/5.3.7.2$MacOSX_X86_64 LibreOffice_project/6b8ed514a9f8b44d37a1b96673cbbdd077e24059</meta:generator>
    <meta:document-statistic meta:table-count="0" meta:image-count="0" meta:object-count="0" meta:page-count="3" meta:paragraph-count="31" meta:word-count="711" meta:character-count="4681" meta:non-whitespace-character-count="3994"/>
  </office:meta>
</office:document-meta>
</file>